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e" fo:country="DE" officeooo:rsid="0007f506" officeooo:paragraph-rsid="0007f506"/>
    </style:style>
    <style:style style:name="P2" style:family="paragraph" style:parent-style-name="Standard">
      <style:text-properties fo:language="de" fo:country="DE" officeooo:rsid="00085f6f" officeooo:paragraph-rsid="00085f6f"/>
    </style:style>
    <style:style style:name="P3" style:family="paragraph" style:parent-style-name="Standard">
      <style:text-properties fo:language="de" fo:country="DE" officeooo:rsid="00085f6f" officeooo:paragraph-rsid="00085f6f"/>
    </style:style>
    <style:style style:name="P4" style:family="paragraph" style:parent-style-name="Standard">
      <style:text-properties fo:language="de" fo:country="DE" officeooo:rsid="0007f506" officeooo:paragraph-rsid="000ad080"/>
    </style:style>
    <style:style style:name="P5" style:family="paragraph" style:parent-style-name="Standard">
      <style:text-properties fo:language="de" fo:country="DE" officeooo:rsid="000ad080" officeooo:paragraph-rsid="000ad080"/>
    </style:style>
    <style:style style:name="T1" style:family="text">
      <style:text-properties officeooo:rsid="000ad0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scher Überblick - Jetbot</text:p>
      <text:p text:style-name="P1"/>
      <text:p text:style-name="P4">In diesem kurzen Video sehen sie wie der Jetbot selbständig fährt und dabei Kollisionen vermeidet. Zuerst vermeidet der Jetbot Kollisionen <text:span text:style-name="T1">mit</text:span> <text:span text:style-name="T1">Hilfe </text:span>ein<text:span text:style-name="T1">es</text:span> <text:span text:style-name="T1">neuronalen Netzes. Dies wurde mit jeweils 100 Bildern für zwei Fälle (blocked and free) trainiert. </text:span></text:p>
      <text:p text:style-name="P5">Danach vermeidet der Jetbot Kollisionen mit Hilfe des Rapid3-Sensors. Zur Visualisierung der gewonnenen Pointcloud wurde Ros und Rviz genommen. Genauere Detail erfahren Sie unter: https://github.com/schmidtleon48/Ros-Wellenzahl.</text:p>
      <text:p text:style-name="P5">Wie Sie sehen eignet sich der Rapid3 hervorragend zur Abstandsmessung bei Robotern.</text:p>
      <text:p text:style-name="P1"/>
      <text:p text:style-name="P1"/>
      <text:p text:style-name="P2"/>
      <text:p text:style-name="P2"/>
      <text:p text:style-name="P2"/>
      <text:p text:style-name="P2"/>
      <text:p text:style-name="P2"/>
      <text:p text:style-name="P2">Technischer Überblick – Füllstandsmessung</text:p>
      <text:p text:style-name="P2"/>
      <text:p text:style-name="P5">In diesem kurzen Video wird der Sensor für die Füllstandsmessung demonstriert. Er kann bis zu drei Jahren autonom Daten senden. Außerdem ist er sehr zuverlässlich und robust. Kontaktieren Sie uns für weitere Informationen. Die Firma Wellenzahl steht Ihnen gerne mit Rat zu Seite.</text:p>
      <text:p text:style-name="P2"/>
      <text:p text:style-name="P2"/>
      <text:p text:style-name="P2"/>
      <text:p text:style-name="P2"/>
      <text:p text:style-name="P2"/>
      <text:p text:style-name="P2"/>
      <text:p text:style-name="P2">Technischer Überblick - <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09:51:47.433335362</meta:creation-date>
    <dc:date>2020-12-08T10:48:44.166413658</dc:date>
    <meta:editing-duration>PT1H54M15S</meta:editing-duration>
    <meta:editing-cycles>3</meta:editing-cycles>
    <meta:generator>LibreOffice/6.4.6.2$Linux_X86_64 LibreOffice_project/40$Build-2</meta:generator>
    <meta:document-statistic meta:table-count="0" meta:image-count="0" meta:object-count="0" meta:page-count="1" meta:paragraph-count="7" meta:word-count="128" meta:character-count="940" meta:non-whitespace-character-count="815"/>
  </office:meta>
</office:document-meta>
</file>